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implemented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ving balls</text:p>
              </text:list-item>
              <text:list-item>
                <text:p>Collisions with surroundings</text:p>
              </text:list-item>
              <text:list-item>
                <text:p>Sloping terrain</text:p>
              </text:list-item>
              <text:list-item>
                <text:p>Multi player</text:p>
              </text:list-item>
              <text:list-item>
                <text:p>No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ll movement described by ODEs</text:p>
              </text:list-item>
              <text:list-item>
                <text:p>Collision models consist of primitive objects</text:p>
              </text:list-item>
              <text:list-item>
                <text:p>Physics simultion built on top of entity-component-system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ulation runs in cycles</text:p>
              </text:list-item>
              <text:list-item>
                <text:p>At each cycle</text:p>
                <text:list>
                  <text:list-item>
                    <text:p>Determine collisions (broad and narrow phase)</text:p>
                  </text:list-item>
                  <text:list-item>
                    <text:p>Determine forces excerted on all objects</text:p>
                  </text:list-item>
                  <text:list-item>
                    <text:p>Apply forces to alter the object's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umerical methods used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ODE solvers for initial value problems</text:p>
                <text:list>
                  <text:list-item>
                    <text:p>Euler</text:p>
                  </text:list-item>
                  <text:list-item>
                    <text:p>Runge Kutta 4</text:p>
                  </text:list-item>
                  <text:list-item>
                    <text:p>Multi step</text:p>
                  </text:list-item>
                </text:list>
              </text:list-item>
              <text:list-item>
                <text:p>Bisection method to move objects out of obstacles (slighlty)</text:p>
              </text:list-item>
              <text:list-item>
                <text:p>General problem: time step of simulation depends on arithmetic tolerance used</text:p>
              </text:list-item>
              <text:list-item>
                <text:p>Simulation's time step can be decrease if ODE solver's time step is increa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cttrees for collision detection with static objects</text:p>
              </text:list-item>
              <text:list-item>
                <text:p>Gilbert-Johnson-Keerthi algorithm for collision detection with arbitrary convex polyhed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5:13.937162531</meta:creation-date>
    <dc:date>2016-06-23T10:29:45.548324375</dc:date>
    <meta:editing-duration>PT3M28S</meta:editing-duration>
    <meta:editing-cycles>2</meta:editing-cycles>
    <meta:generator>LibreOffice/4.2.8.2$Linux_X86_64 LibreOffice_project/420m0$Build-2</meta:generator>
    <meta:document-statistic meta:object-count="41"/>
  </office:meta>
</office:document-meta>
</file>